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7a461" officeooo:paragraph-rsid="0027a461"/>
    </style:style>
    <style:style style:name="P2" style:family="paragraph" style:parent-style-name="Text_20_body">
      <style:text-properties officeooo:rsid="0031ecb2" officeooo:paragraph-rsid="0031ecb2"/>
    </style:style>
    <style:style style:name="P3" style:family="paragraph" style:parent-style-name="Text_20_body" style:list-style-name="L1">
      <style:text-properties officeooo:rsid="0046d5c6" officeooo:paragraph-rsid="0046d5c6"/>
    </style:style>
    <style:style style:name="P4" style:family="paragraph" style:parent-style-name="Text_20_body" style:list-style-name="L1">
      <style:text-properties officeooo:rsid="00470cf3" officeooo:paragraph-rsid="00470cf3"/>
    </style:style>
    <style:style style:name="P5" style:family="paragraph" style:parent-style-name="Text_20_body">
      <style:text-properties officeooo:rsid="00487e26" officeooo:paragraph-rsid="00487e26"/>
    </style:style>
    <style:style style:name="P6" style:family="paragraph" style:parent-style-name="Subtitle">
      <style:text-properties officeooo:paragraph-rsid="003c2edc"/>
    </style:style>
    <style:style style:name="P7" style:family="paragraph" style:parent-style-name="Table_20_Contents">
      <style:text-properties officeooo:rsid="00391c94" officeooo:paragraph-rsid="00391c94"/>
    </style:style>
    <style:style style:name="P8" style:family="paragraph" style:parent-style-name="Table_20_Contents">
      <style:text-properties officeooo:rsid="003a5e4e" officeooo:paragraph-rsid="003a5e4e"/>
    </style:style>
    <style:style style:name="P9" style:family="paragraph" style:parent-style-name="Table_20_Contents">
      <style:text-properties officeooo:rsid="003c2edc" officeooo:paragraph-rsid="003c2edc"/>
    </style:style>
    <style:style style:name="P10" style:family="paragraph" style:parent-style-name="Table_20_Contents">
      <style:text-properties officeooo:rsid="00401eba" officeooo:paragraph-rsid="00401eba"/>
    </style:style>
    <style:style style:name="P11" style:family="paragraph" style:parent-style-name="Table_20_Contents">
      <style:text-properties officeooo:rsid="0040a2f3" officeooo:paragraph-rsid="0040a2f3"/>
    </style:style>
    <style:style style:name="P12" style:family="paragraph" style:parent-style-name="Table_20_Contents">
      <style:text-properties officeooo:rsid="004143d7" officeooo:paragraph-rsid="004143d7"/>
    </style:style>
    <style:style style:name="P13" style:family="paragraph" style:parent-style-name="Table_20_Contents">
      <style:text-properties officeooo:rsid="0041b431" officeooo:paragraph-rsid="0041b431"/>
    </style:style>
    <style:style style:name="T1" style:family="text">
      <style:text-properties officeooo:rsid="001b7102"/>
    </style:style>
    <style:style style:name="T2" style:family="text">
      <style:text-properties officeooo:rsid="00333b4d"/>
    </style:style>
    <style:style style:name="T3" style:family="text">
      <style:text-properties officeooo:rsid="003d3c57"/>
    </style:style>
    <style:style style:name="T4" style:family="text">
      <style:text-properties officeooo:rsid="0042de47"/>
    </style:style>
    <style:style style:name="T5" style:family="text">
      <style:text-properties officeooo:rsid="0048ae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Universidad de San Carlos de Guatemala</text:p>
      <text:p text:style-name="Text_20_body"/>
      <text:p text:style-name="Text_20_body">Facultad de Ingeniería</text:p>
      <text:p text:style-name="Text_20_body"/>
      <text:p text:style-name="Text_20_body">Escuela de Ciencias y Sistemas</text:p>
      <text:p text:style-name="Text_20_body"/>
      <text:p text:style-name="Text_20_body">Introducción a la programación y computación 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Análisis de Requerimiento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Kairi Itzmar Alexander Franco Medina</text:p>
      <text:p text:style-name="Text_20_body"/>
      <text:p text:style-name="Text_20_body">201222591</text:p>
      <text:p text:style-name="Text_20_body"/>
      <text:p text:style-name="Text_20_body"><text:span text:style-name="T1">1</text:span>0-jun-2015</text:p>
      <text:h text:style-name="Heading_20_1" text:outline-level="1"><text:soft-page-break/>Requerimientos</text:h>
      <text:p text:style-name="Subtitle">Panorama general</text:p>
      <text:p text:style-name="P2">La empresa de servicios de POBOX y envíos “Quetzal Express” <text:span text:style-name="T2">requiere de una aplicación que le permita gestionar de manera eficiente la información de los paquetes que transporta. Esta deberá poder almacenar información de empleados y clientes para un mejor control de los envíos. La aplicación además contará con un servicio de “tracking” de paquetes, así como uno de devoluciones.</text:span></text:p>
      <text:p text:style-name="P6">Clientes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7">Cliente</text:p>
          </table:table-cell>
          <table:table-cell table:style-name="Table1.A1" office:value-type="string">
            <text:p text:style-name="P7">Descripción</text:p>
          </table:table-cell>
          <table:table-cell table:style-name="Table1.A1" office:value-type="string">
            <text:p text:style-name="P7">Relación</text:p>
          </table:table-cell>
          <table:table-cell table:style-name="Table1.D1" office:value-type="string">
            <text:p text:style-name="P7">Módulo</text:p>
          </table:table-cell>
        </table:table-row>
        <table:table-row>
          <table:table-cell table:style-name="Table1.A2" office:value-type="string">
            <text:p text:style-name="P8">Empleado</text:p>
          </table:table-cell>
          <table:table-cell table:style-name="Table1.A2" office:value-type="string">
            <text:p text:style-name="P9">Usuario encargado de la gestión de los paquetes.</text:p>
          </table:table-cell>
          <table:table-cell table:style-name="Table1.A2" office:value-type="string">
            <text:p text:style-name="P10">Realiza consultas, inserciones, modificaciones y elimina registros.</text:p>
          </table:table-cell>
          <table:table-cell table:style-name="Table1.D2" office:value-type="string">
            <text:p text:style-name="P12">Gestión de paquetes, empleados, facturación.</text:p>
          </table:table-cell>
        </table:table-row>
        <table:table-row>
          <table:table-cell table:style-name="Table1.A2" office:value-type="string">
            <text:p text:style-name="P8">Consumidor</text:p>
          </table:table-cell>
          <table:table-cell table:style-name="Table1.A2" office:value-type="string">
            <text:p text:style-name="P9">Es el cliente directo de la empresa. <text:span text:style-name="T3">Indica en el sistema que desea importar un paquete.</text:span></text:p>
          </table:table-cell>
          <table:table-cell table:style-name="Table1.A2" office:value-type="string">
            <text:p text:style-name="P11">Realiza consultas e inserciones de registros.</text:p>
          </table:table-cell>
          <table:table-cell table:style-name="Table1.D2" office:value-type="string">
            <text:p text:style-name="P13">Consulta de paquetes, <text:span text:style-name="T4">solicitud de importación.</text:span></text:p>
          </table:table-cell>
        </table:table-row>
      </table:table>
      <text:p text:style-name="Subtitle">Funciones del sistema</text:p>
      <text:p text:style-name="Text_20_body"/>
      <text:p text:style-name="Subtitle">Atributos del sistema</text:p>
      <text:list xml:id="list1020200741418546802" text:style-name="L1">
        <text:list-item>
          <text:p text:style-name="P3">Seguro</text:p>
        </text:list-item>
        <text:list-item>
          <text:p text:style-name="P3">Eficiente</text:p>
        </text:list-item>
        <text:list-item>
          <text:p text:style-name="P3">Intuitivo</text:p>
        </text:list-item>
        <text:list-item>
          <text:p text:style-name="P3">Escalable</text:p>
        </text:list-item>
        <text:list-item>
          <text:p text:style-name="P4">Fácil uso</text:p>
        </text:list-item>
      </text:list>
      <text:p text:style-name="Subtitle">Descripción de la arquitectura</text:p>
      <text:p text:style-name="P5">La arquitectura del sistema será la de tres capas. <text:span text:style-name="T5">Para la capa de presentación se utilizará una interfaz web. La capa lógica del negocio será desarrollada con programación orientada a objetos y, en la capa de datos estará la DB; almacenada en un servidor.</text:span></text:p>
      <text:h text:style-name="Heading_20_1" text:outline-level="1"><text:soft-page-break/>Casos de uso</text:h>
      <text:p text:style-name="Subtitle">Alto nivel</text:p>
      <text:p text:style-name="Subtitle">Diagramas</text:p>
      <text:p text:style-name="Subtitle">Expandidos</text:p>
      <text:h text:style-name="Heading_20_1" text:outline-level="1">Modelo conceptual</text:h>
      <text:h text:style-name="Heading_20_1" text:outline-level="1">Glosario inicial</text:h>
      <text:h text:style-name="Heading_20_1" text:outline-level="1">Diagrama entidad-relación</text:h>
      <text:h text:style-name="Heading_20_1" text:outline-level="1">Planificación</text:h>
      <text:p text:style-name="P1"/>
      <text:p text:style-name="Subtitle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2:06:18.863170290</meta:creation-date>
    <meta:generator>LibreOffice/4.3.7.2$Linux_x86 LibreOffice_project/430m0$Build-2</meta:generator>
    <dc:date>2015-06-09T00:51:14.426822324</dc:date>
    <meta:editing-duration>PT2H26M32S</meta:editing-duration>
    <meta:editing-cycles>52</meta:editing-cycles>
    <meta:document-statistic meta:table-count="1" meta:image-count="0" meta:object-count="0" meta:page-count="3" meta:paragraph-count="41" meta:word-count="228" meta:character-count="1513" meta:non-whitespace-character-count="1331"/>
  </office:meta>
</office:document-meta>
</file>